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5c86" officeooo:paragraph-rsid="00125c86"/>
    </style:style>
    <style:style style:name="P2" style:family="paragraph" style:parent-style-name="Standard" style:list-style-name="L2">
      <style:text-properties officeooo:rsid="00125c86" officeooo:paragraph-rsid="00125c86"/>
    </style:style>
    <style:style style:name="P3" style:family="paragraph" style:parent-style-name="Standard" style:list-style-name="L2">
      <style:text-properties officeooo:rsid="00142fc3" officeooo:paragraph-rsid="00142fc3"/>
    </style:style>
    <style:style style:name="P4" style:family="paragraph" style:parent-style-name="Standard" style:list-style-name="L2">
      <style:text-properties officeooo:rsid="0015f492" officeooo:paragraph-rsid="0015f492"/>
    </style:style>
    <style:style style:name="P5" style:family="paragraph" style:parent-style-name="Standard" style:list-style-name="L2">
      <style:text-properties officeooo:rsid="00178b30" officeooo:paragraph-rsid="00178b30"/>
    </style:style>
    <style:style style:name="P6" style:family="paragraph" style:parent-style-name="Standard" style:list-style-name="L2">
      <style:text-properties officeooo:rsid="0019a1cc" officeooo:paragraph-rsid="0019a1cc"/>
    </style:style>
    <style:style style:name="T1" style:family="text">
      <style:text-properties officeooo:rsid="0017a6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make amazing web apps</text:p>
      <text:list xml:id="list8902677240416085949" text:style-name="L2">
        <text:list-item>
          <text:p text:style-name="P2">Form validation</text:p>
          <text:list>
            <text:list-item>
              <text:p text:style-name="P2">Security</text:p>
            </text:list-item>
            <text:list-item>
              <text:p text:style-name="P2">Reliability</text:p>
            </text:list-item>
            <text:list-item>
              <text:p text:style-name="P2">Usability</text:p>
            </text:list-item>
            <text:list-item>
              <text:p text:style-name="P2">Validate on client and on server</text:p>
            </text:list-item>
          </text:list>
        </text:list-item>
        <text:list-item>
          <text:p text:style-name="P3">Persistence with local data</text:p>
          <text:list>
            <text:list-item>
              <text:p text:style-name="P3">Can store data on user's flash memory</text:p>
            </text:list-item>
            <text:list-item>
              <text:p text:style-name="P3">Data is not automatically sent to servers</text:p>
            </text:list-item>
            <text:list-item>
              <text:p text:style-name="P3">Local data is stored unencrypted</text:p>
            </text:list-item>
            <text:list-item>
              <text:p text:style-name="P4">Can store in cookies and local database</text:p>
            </text:list-item>
          </text:list>
        </text:list-item>
        <text:list-item>
          <text:p text:style-name="P4">Geolocation</text:p>
          <text:list>
            <text:list-item>
              <text:p text:style-name="P4">Do not repeatedly read location in a tight loop</text:p>
              <text:list>
                <text:list-item>
                  <text:p text:style-name="P4">Uses battery quickly</text:p>
                </text:list-item>
              </text:list>
            </text:list-item>
            <text:list-item>
              <text:p text:style-name="P4">Dont assume that geolocation will work</text:p>
              <text:list>
                <text:list-item>
                  <text:p text:style-name="P4">Some devices have geolocation turned off</text:p>
                </text:list-item>
                <text:list-item>
                  <text:p text:style-name="P4">Provide reasonable default in case of no geolocation</text:p>
                </text:list-item>
              </text:list>
            </text:list-item>
          </text:list>
        </text:list-item>
        <text:list-item>
          <text:p text:style-name="P4">Drawing pictures on canvas</text:p>
          <text:list>
            <text:list-item>
              <text:p text:style-name="P4">Uses html5 canvas</text:p>
            </text:list-item>
          </text:list>
        </text:list-item>
        <text:list-item>
          <text:p text:style-name="P4">Reading orientation</text:p>
          <text:list>
            <text:list-item>
              <text:p text:style-name="P4">Can flip side to side</text:p>
            </text:list-item>
            <text:list-item>
              <text:p text:style-name="P5">The purpose of different events</text:p>
              <text:list>
                <text:list-item>
                  <text:p text:style-name="P5">Detect ori<text:span text:style-name="T1">e</text:span>ntationchange if you just want to tell when user goes from portrait to landscape</text:p>
                </text:list-item>
                <text:list-item>
                  <text:p text:style-name="P5">Detect resize to detect window dimension change</text:p>
                </text:list-item>
                <text:list-item>
                  <text:p text:style-name="P5">Detect devicemotion to read acceleration</text:p>
                  <text:list>
                    <text:list-item>
                      <text:p text:style-name="P5">Uses most CPU/battery</text:p>
                    </text:list-item>
                  </text:list>
                </text:list-item>
                <text:list-item>
                  <text:p text:style-name="P5">No guarantee will work on all phones</text:p>
                </text:list-item>
              </text:list>
            </text:list-item>
          </text:list>
        </text:list-item>
        <text:list-item>
          <text:p text:style-name="P6">Detecting mobile</text:p>
          <text:list>
            <text:list-item>
              <text:p text:style-name="P6">You can have a single site that looks good in mobile or desktop browswers</text:p>
            </text:list-item>
            <text:list-item>
              <text:p text:style-name="P6">Can output different stylesheet reference depending on user agent (screen.width)</text:p>
            </text:list-item>
          </text:list>
        </text:list-item>
        <text:list-item>
          <text:p text:style-name="P6">Full screen (hiding chrome)</text:p>
          <text:list>
            <text:list-item>
              <text:p text:style-name="P6">When user bookmarks site to iOS 'home'</text:p>
            </text:list-item>
            <text:list-item>
              <text:p text:style-name="P6">Android – can hide chrome (window.scrollTo(0,0))</text:p>
            </text:list-item>
          </text:list>
        </text:list-item>
        <text:list-item>
          <text:p text:style-name="P6">Custom bookmark icons</text:p>
          <text:list>
            <text:list-item>
              <text:p text:style-name="P6">Different devices and operating systems will use different icons (check doc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7:58:24.980150035</meta:creation-date>
    <dc:date>2014-04-06T20:11:55.309000000</dc:date>
    <meta:editing-duration>PT44M50S</meta:editing-duration>
    <meta:editing-cycles>5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35" meta:word-count="226" meta:character-count="1253" meta:non-whitespace-character-count="1095"/>
  </office:meta>
</office:document-meta>
</file>